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696cm" table:align="left" fo:keep-with-next="auto"/>
    </style:style>
    <style:style style:name="Table1.A" style:family="table-column">
      <style:table-column-properties style:column-width="1.707cm"/>
    </style:style>
    <style:style style:name="Table1.B" style:family="table-column">
      <style:table-column-properties style:column-width="1.6cm"/>
    </style:style>
    <style:style style:name="Table1.C" style:family="table-column">
      <style:table-column-properties style:column-width="1.381cm"/>
    </style:style>
    <style:style style:name="Table1.D" style:family="table-column">
      <style:table-column-properties style:column-width="1.563cm"/>
    </style:style>
    <style:style style:name="Table1.Q" style:family="table-column">
      <style:table-column-properties style:column-width="1.692cm"/>
    </style:style>
    <style:style style:name="Table1.1" style:family="table-row">
      <style:table-row-properties style:min-row-height="0.503cm" fo:keep-together="always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4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P4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5" style:family="table-row">
      <style:table-row-properties fo:keep-together="always"/>
    </style:style>
    <style:style style:name="Table1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Q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3" style:family="table">
      <style:table-properties style:width="26.7cm" table:align="margins"/>
    </style:style>
    <style:style style:name="Table3.A" style:family="table-column">
      <style:table-column-properties style:column-width="2.196cm" style:rel-column-width="5390*"/>
    </style:style>
    <style:style style:name="Table3.B" style:family="table-column">
      <style:table-column-properties style:column-width="1.402cm" style:rel-column-width="3441*"/>
    </style:style>
    <style:style style:name="Table3.D" style:family="table-column">
      <style:table-column-properties style:column-width="1.693cm" style:rel-column-width="4156*"/>
    </style:style>
    <style:style style:name="Table3.F" style:family="table-column">
      <style:table-column-properties style:column-width="1.614cm" style:rel-column-width="3961*"/>
    </style:style>
    <style:style style:name="Table3.G" style:family="table-column">
      <style:table-column-properties style:column-width="1.482cm" style:rel-column-width="3636*"/>
    </style:style>
    <style:style style:name="Table3.K" style:family="table-column">
      <style:table-column-properties style:column-width="1.508cm" style:rel-column-width="3701*"/>
    </style:style>
    <style:style style:name="Table3.M" style:family="table-column">
      <style:table-column-properties style:column-width="1.588cm" style:rel-column-width="3896*"/>
    </style:style>
    <style:style style:name="Table3.N" style:family="table-column">
      <style:table-column-properties style:column-width="1.72cm" style:rel-column-width="4221*"/>
    </style:style>
    <style:style style:name="Table3.Q" style:family="table-column">
      <style:table-column-properties style:column-width="1.409cm" style:rel-column-width="3460*"/>
    </style:style>
    <style:style style:name="Table3.A1" style:family="table-cell">
      <style:table-cell-properties style:vertical-align="middle" fo:padding="0.097cm" fo:border-left="none" fo:border-right="none" fo:border-top="none" fo:border-bottom="0.05pt solid #000000"/>
    </style:style>
    <style:style style:name="Table3.A2" style:family="table-cell">
      <style:table-cell-properties style:vertical-align="middle" fo:padding="0.097cm" fo:border="none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P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none" fo:border-right="none" fo:border-top="0.05pt solid #000000" fo:border-bottom="none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Q8" style:family="table-cell">
      <style:table-cell-properties style:vertical-align="middle" fo:padding="0.097cm" fo:border="0.05pt solid #000000"/>
    </style:style>
    <style:style style:name="Table3.A12" style:family="table-cell">
      <style:table-cell-properties fo:padding="0.097cm" fo:border="none"/>
    </style:style>
    <style:style style:name="Table3.A13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12428e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a35bd9" officeooo:paragraph-rsid="00a35bd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bd9e1b" officeooo:paragraph-rsid="00bd9e1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b7e2c6" officeooo:paragraph-rsid="015bd2c1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1235d05" officeooo:paragraph-rsid="01381bc1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125a79e" officeooo:paragraph-rsid="013e7b4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060abb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139eeac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13eb6d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179130f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17a7d67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6d8fa" officeooo:paragraph-rsid="017e74c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0a6d8fa" officeooo:paragraph-rsid="0060abb5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91d8e" officeooo:paragraph-rsid="0060abb5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a5b0b" officeooo:paragraph-rsid="0060abb5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aa194" officeooo:paragraph-rsid="0060abb5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bc07b" officeooo:paragraph-rsid="0060abb5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e6a2b" officeooo:paragraph-rsid="0060abb5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afd859" officeooo:paragraph-rsid="0060abb5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b1bd8f" officeooo:paragraph-rsid="0060abb5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b22951" officeooo:paragraph-rsid="0060abb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b509df" officeooo:paragraph-rsid="0060abb5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b5d35e" officeooo:paragraph-rsid="0060abb5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ea0039" officeooo:paragraph-rsid="0060abb5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3e7b43" officeooo:paragraph-rsid="0154d109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3e7b43" officeooo:paragraph-rsid="013eb6d5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370596" officeooo:paragraph-rsid="01370596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05b8f" officeooo:paragraph-rsid="01370596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0d101" officeooo:paragraph-rsid="01370596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20be6" officeooo:paragraph-rsid="01370596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2e0d1" officeooo:paragraph-rsid="0137059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3596f" officeooo:paragraph-rsid="01370596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4ecc4" officeooo:paragraph-rsid="01448fae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4ecc4" officeooo:paragraph-rsid="0144ecc4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5b2ac" officeooo:paragraph-rsid="01448fae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5b2ac" officeooo:paragraph-rsid="0144ecc4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73435" officeooo:paragraph-rsid="01448fae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473435" officeooo:paragraph-rsid="0144ecc4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Liberation Serif" fo:font-size="9pt" fo:font-weight="bold" officeooo:rsid="017cc567" officeooo:paragraph-rsid="017cc567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6d8fa" officeooo:paragraph-rsid="0060abb5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91d8e" officeooo:paragraph-rsid="0060abb5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a5b0b" officeooo:paragraph-rsid="0060abb5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aa194" officeooo:paragraph-rsid="0060abb5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bc07b" officeooo:paragraph-rsid="0060abb5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e6a2b" officeooo:paragraph-rsid="0060abb5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afd859" officeooo:paragraph-rsid="0060abb5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b1bd8f" officeooo:paragraph-rsid="0060abb5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b22951" officeooo:paragraph-rsid="0060abb5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b509df" officeooo:paragraph-rsid="0060abb5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rsid="00b5d35e" officeooo:paragraph-rsid="0060abb5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Liberation Serif" fo:font-size="9pt" fo:font-weight="bold" officeooo:rsid="0180d676" officeooo:paragraph-rsid="0180d676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bb2778" officeooo:paragraph-rsid="0124b155" style:font-size-asian="10pt" style:font-weight-asian="bold" style:font-size-complex="10pt" style:font-weight-complex="bold"/>
    </style:style>
    <style:style style:name="P55" style:family="paragraph" style:parent-style-name="Standard">
      <style:text-properties officeooo:rsid="00bb2778"/>
    </style:style>
    <style:style style:name="P56" style:family="paragraph" style:parent-style-name="Table_20_Contents" style:list-style-name="">
      <style:paragraph-properties fo:text-align="end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7dd1e9" officeooo:paragraph-rsid="00a7c105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7a7d67" officeooo:paragraph-rsid="017a7d67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8286da" officeooo:paragraph-rsid="00e5268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1807ead" officeooo:paragraph-rsid="017e74cc" style:font-size-asian="9pt" style:font-weight-asian="normal" style:font-size-complex="9pt" style:font-weight-complex="normal"/>
    </style:style>
    <style:style style:name="T1" style:family="text">
      <style:text-properties officeooo:rsid="00a202d1"/>
    </style:style>
    <style:style style:name="T2" style:family="text">
      <style:text-properties officeooo:rsid="00728cb1"/>
    </style:style>
    <style:style style:name="T3" style:family="text">
      <style:text-properties officeooo:rsid="007683fc"/>
    </style:style>
    <style:style style:name="T4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e68346" style:font-size-asian="8pt" style:font-style-asian="normal" style:font-weight-asian="bold" style:font-size-complex="8pt" style:font-weight-complex="bold" style:text-emphasize="none"/>
    </style:style>
    <style:style style:name="T5" style:family="text">
      <style:text-properties officeooo:rsid="00bb3c5e"/>
    </style:style>
    <style:style style:name="T6" style:family="text">
      <style:text-properties fo:font-size="9pt" officeooo:rsid="00bb3c5e" style:font-size-asian="9pt" style:font-size-complex="9pt"/>
    </style:style>
    <style:style style:name="T7" style:family="text">
      <style:text-properties fo:font-size="9pt" officeooo:rsid="012d5551" style:font-size-asian="9pt" style:font-size-complex="9pt"/>
    </style:style>
    <style:style style:name="T8" style:family="text">
      <style:text-properties fo:font-size="9pt" officeooo:rsid="015d58b1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3"/>
        <table:table-column table:style-name="Table1.Q"/>
        <table:table-header-rows>
          <table:table-row table:style-name="Table1.1">
            <table:table-cell table:style-name="Table1.A1" table:number-columns-spanned="17" office:value-type="string">
              <text:p text:style-name="P6">Slaes Type - <text:span text:style-name="T8"><text:text-input text:description="&lt;'BRG' if o.sale_type=='frg' else o.sale_type.upper()&gt;">sale_type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1" table:number-columns-spanned="17" office:value-type="string">
            <text:p text:style-name="P7"><text:text-input text:description="&lt;for each=&quot;line in get_move_lines(o,'sale_type')&quot;&gt;">for loop manufacturing summary star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7" office:value-type="string">
            <text:p text:style-name="P27"><text:text-input text:description="&lt;if test=&quot;line['title_1']&quot;&gt;">if tit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rows-spanned="2" office:value-type="string">
            <text:p text:style-name="P4">Date</text:p>
          </table:table-cell>
          <table:table-cell table:style-name="Table1.A4" table:number-columns-spanned="2" office:value-type="string">
            <text:p text:style-name="P29"><text:text-input text:description="&lt;line['title_1']&gt;">title_1</text:text-input></text:p>
          </table:table-cell>
          <table:covered-table-cell/>
          <table:table-cell table:style-name="Table1.A4" table:number-columns-spanned="2" office:value-type="string">
            <text:p text:style-name="P30"><text:text-input text:description="&lt;line['title_2']&gt;">title_2</text:text-input></text:p>
          </table:table-cell>
          <table:covered-table-cell/>
          <table:table-cell table:style-name="Table1.A4" table:number-columns-spanned="2" office:value-type="string">
            <text:p text:style-name="P31"><text:text-input text:description="&lt;line['title_3']&gt;">title_3</text:text-input></text:p>
          </table:table-cell>
          <table:covered-table-cell/>
          <table:table-cell table:style-name="Table1.A4" table:number-columns-spanned="2" office:value-type="string">
            <text:p text:style-name="P32"><text:text-input text:description="&lt;line['title_4']&gt;">title_4</text:text-input></text:p>
          </table:table-cell>
          <table:covered-table-cell/>
          <table:table-cell table:style-name="Table1.A4" table:number-columns-spanned="2" office:value-type="string">
            <text:p text:style-name="P33"><text:text-input text:description="&lt;line['title_5']&gt;">title_5</text:text-input></text:p>
          </table:table-cell>
          <table:covered-table-cell/>
          <table:table-cell table:style-name="Table1.A4" table:number-columns-spanned="2" office:value-type="string">
            <text:p text:style-name="P34"><text:text-input text:description="&lt;line['title_6']&gt;">title_6</text:text-input></text:p>
          </table:table-cell>
          <table:covered-table-cell/>
          <table:table-cell table:style-name="Table1.A4" table:number-columns-spanned="2" office:value-type="string">
            <text:p text:style-name="P34"><text:text-input text:description="&lt;line['title_7']&gt;">title_7</text:text-input></text:p>
          </table:table-cell>
          <table:covered-table-cell/>
          <table:table-cell table:style-name="Table1.P4" table:number-columns-spanned="2" office:value-type="string">
            <text:p text:style-name="P34"><text:text-input text:description="&lt;line['title_8']&gt;">title_8</text:text-input></text:p>
          </table:table-cell>
          <table:covered-table-cell/>
        </table:table-row>
        <table:table-row table:style-name="Table1.5">
          <table:covered-table-cell/>
          <table:table-cell table:style-name="Table1.B5" office:value-type="string">
            <text:p text:style-name="P35"><text:text-input text:description="&lt;'Parallel' if line['title_1'] else ''&gt;">parallel_1</text:text-input></text:p>
          </table:table-cell>
          <table:table-cell table:style-name="Table1.B5" office:value-type="string">
            <text:p text:style-name="P36"><text:text-input text:description="&lt;'Taper' if line['title_1'] else ''&gt;">tiaper_1</text:text-input></text:p>
          </table:table-cell>
          <table:table-cell table:style-name="Table1.B5" office:value-type="string">
            <text:p text:style-name="P37"><text:text-input text:description="&lt;'Parallel' if line['title_2'] else ''&gt;">parallel_2</text:text-input></text:p>
          </table:table-cell>
          <table:table-cell table:style-name="Table1.B5" office:value-type="string">
            <text:p text:style-name="P38"><text:text-input text:description="&lt;'Taper' if line['title_2'] else ''&gt;">tiaper_2</text:text-input></text:p>
          </table:table-cell>
          <table:table-cell table:style-name="Table1.B5" office:value-type="string">
            <text:p text:style-name="P37"><text:text-input text:description="&lt;'Parallel' if line['title_3'] else ''&gt;">parallel_3</text:text-input></text:p>
          </table:table-cell>
          <table:table-cell table:style-name="Table1.B5" office:value-type="string">
            <text:p text:style-name="P38"><text:text-input text:description="&lt;'Taper' if line['title_3'] else ''&gt;">tiaper_3</text:text-input></text:p>
          </table:table-cell>
          <table:table-cell table:style-name="Table1.B5" office:value-type="string">
            <text:p text:style-name="P37"><text:text-input text:description="&lt;'Parallel' if line['title_4'] else ''&gt;">parallel_4</text:text-input></text:p>
          </table:table-cell>
          <table:table-cell table:style-name="Table1.B5" office:value-type="string">
            <text:p text:style-name="P38"><text:text-input text:description="&lt;'Taper' if line['title_4'] else ''&gt;">tiaper_4</text:text-input></text:p>
          </table:table-cell>
          <table:table-cell table:style-name="Table1.B5" office:value-type="string">
            <text:p text:style-name="P37"><text:text-input text:description="&lt;'Parallel' if line['title_5'] else ''&gt;">parallel_5</text:text-input></text:p>
          </table:table-cell>
          <table:table-cell table:style-name="Table1.B5" office:value-type="string">
            <text:p text:style-name="P38"><text:text-input text:description="&lt;'Taper' if line['title_5'] else ''&gt;">tiaper_5</text:text-input></text:p>
          </table:table-cell>
          <table:table-cell table:style-name="Table1.B5" office:value-type="string">
            <text:p text:style-name="P37"><text:text-input text:description="&lt;'Parallel' if line['title_6'] else ''&gt;">parallel_6</text:text-input></text:p>
          </table:table-cell>
          <table:table-cell table:style-name="Table1.B5" office:value-type="string">
            <text:p text:style-name="P38"><text:text-input text:description="&lt;'Taper' if line['title_6'] else ''&gt;">tiaper_6</text:text-input></text:p>
          </table:table-cell>
          <table:table-cell table:style-name="Table1.B5" office:value-type="string">
            <text:p text:style-name="P37"><text:text-input text:description="&lt;'Parallel' if line['title_7'] else ''&gt;">parallel_7</text:text-input></text:p>
          </table:table-cell>
          <table:table-cell table:style-name="Table1.B5" office:value-type="string">
            <text:p text:style-name="P38"><text:text-input text:description="&lt;'Taper' if line['title_7'] else ''&gt;">tiaper_7</text:text-input></text:p>
          </table:table-cell>
          <table:table-cell table:style-name="Table1.B5" office:value-type="string">
            <text:p text:style-name="P39"><text:text-input text:description="&lt;'Parallel' if line['title_8'] else ''&gt;">parallel_8</text:text-input></text:p>
          </table:table-cell>
          <table:table-cell table:style-name="Table1.Q5" office:value-type="string">
            <text:p text:style-name="P40"><text:text-input text:description="&lt;'Taper' if line['title_8'] else ''&gt;">tiaper_8</text:text-input></text:p>
          </table:table-cell>
        </table:table-row>
        <table:table-row table:style-name="Table1.6">
          <table:table-cell table:style-name="Table1.A1" table:number-columns-spanned="17" office:value-type="string">
            <text:p text:style-name="P10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7" office:value-type="string">
            <text:p text:style-name="P57"><text:text-input text:description="&lt;if test=&quot;line['date']!='total'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15"><text:text-input text:description="&lt;line['date']&gt;">date</text:text-input></text:p>
          </table:table-cell>
          <table:table-cell table:style-name="Table1.A4" office:value-type="string">
            <text:p text:style-name="P9"><text:text-input text:description="&lt;line['parallel_1']&gt;">parallel_1</text:text-input></text:p>
          </table:table-cell>
          <table:table-cell table:style-name="Table1.A4" office:value-type="string">
            <text:p text:style-name="P9"><text:text-input text:description="&lt;line['taper_1']&gt;">taper_1</text:text-input></text:p>
          </table:table-cell>
          <table:table-cell table:style-name="Table1.A4" office:value-type="string">
            <text:p text:style-name="P16"><text:text-input text:description="&lt;line['parallel_2']&gt;">parallel_2</text:text-input></text:p>
          </table:table-cell>
          <table:table-cell table:style-name="Table1.A4" office:value-type="string">
            <text:p text:style-name="P16"><text:text-input text:description="&lt;line['taper_2']&gt;">taper_2</text:text-input></text:p>
          </table:table-cell>
          <table:table-cell table:style-name="Table1.A4" office:value-type="string">
            <text:p text:style-name="P17"><text:text-input text:description="&lt;line['parallel_3']&gt;">parallel_3</text:text-input></text:p>
          </table:table-cell>
          <table:table-cell table:style-name="Table1.A4" office:value-type="string">
            <text:p text:style-name="P17"><text:text-input text:description="&lt;line['taper_3']&gt;">taper_3</text:text-input></text:p>
          </table:table-cell>
          <table:table-cell table:style-name="Table1.A4" office:value-type="string">
            <text:p text:style-name="P18"><text:text-input text:description="&lt;line['parallel_4']&gt;">parallel_4</text:text-input></text:p>
          </table:table-cell>
          <table:table-cell table:style-name="Table1.A4" office:value-type="string">
            <text:p text:style-name="P19"><text:text-input text:description="&lt;line['taper_4']&gt;">taper_4</text:text-input></text:p>
          </table:table-cell>
          <table:table-cell table:style-name="Table1.A4" office:value-type="string">
            <text:p text:style-name="P20"><text:text-input text:description="&lt;line['parallel_5']&gt;">parallel_5</text:text-input></text:p>
          </table:table-cell>
          <table:table-cell table:style-name="Table1.A4" office:value-type="string">
            <text:p text:style-name="P21"><text:text-input text:description="&lt;line['taper_5']&gt;">taper_5</text:text-input></text:p>
          </table:table-cell>
          <table:table-cell table:style-name="Table1.A4" office:value-type="string">
            <text:p text:style-name="P22"><text:text-input text:description="&lt;line['parallel_6']&gt;">parallel_6</text:text-input></text:p>
          </table:table-cell>
          <table:table-cell table:style-name="Table1.A4" office:value-type="string">
            <text:p text:style-name="P22"><text:text-input text:description="&lt;line['taper_6']&gt;">taper_6</text:text-input></text:p>
          </table:table-cell>
          <table:table-cell table:style-name="Table1.A4" office:value-type="string">
            <text:p text:style-name="P22"><text:text-input text:description="&lt;line['parallel_7']&gt;">parallel_7</text:text-input></text:p>
          </table:table-cell>
          <table:table-cell table:style-name="Table1.A4" office:value-type="string">
            <text:p text:style-name="P23"><text:text-input text:description="&lt;line['taper_7']&gt;">taper_7</text:text-input></text:p>
          </table:table-cell>
          <table:table-cell table:style-name="Table1.A4" office:value-type="string">
            <text:p text:style-name="P24"><text:text-input text:description="&lt;line['parallel_8']&gt;">parallel_8</text:text-input></text:p>
          </table:table-cell>
          <table:table-cell table:style-name="Table1.P4" office:value-type="string">
            <text:p text:style-name="P25"><text:text-input text:description="&lt;line['taper_8']&gt;">taper_8</text:text-input></text:p>
          </table:table-cell>
        </table:table-row>
        <table:table-row table:style-name="Table1.9">
          <table:table-cell table:style-name="Table1.A1" table:number-columns-spanned="17" office:value-type="string">
            <text:p text:style-name="P12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7" office:value-type="string">
            <text:p text:style-name="P58"><text:text-input text:description="&lt;if test=&quot;line['date']=='total'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4" office:value-type="string">
            <text:p text:style-name="P41">Total</text:p>
          </table:table-cell>
          <table:table-cell table:style-name="Table1.A4" office:value-type="string">
            <text:p text:style-name="P42"><text:text-input text:description="&lt;line['parallel_1']&gt;">parallel_1</text:text-input></text:p>
          </table:table-cell>
          <table:table-cell table:style-name="Table1.A4" office:value-type="string">
            <text:p text:style-name="P42"><text:text-input text:description="&lt;line['taper_1']&gt;">taper_1</text:text-input></text:p>
          </table:table-cell>
          <table:table-cell table:style-name="Table1.A4" office:value-type="string">
            <text:p text:style-name="P43"><text:text-input text:description="&lt;line['parallel_2']&gt;">parallel_2</text:text-input></text:p>
          </table:table-cell>
          <table:table-cell table:style-name="Table1.A4" office:value-type="string">
            <text:p text:style-name="P43"><text:text-input text:description="&lt;line['taper_2']&gt;">taper_2</text:text-input></text:p>
          </table:table-cell>
          <table:table-cell table:style-name="Table1.A4" office:value-type="string">
            <text:p text:style-name="P44"><text:text-input text:description="&lt;line['parallel_3']&gt;">parallel_3</text:text-input></text:p>
          </table:table-cell>
          <table:table-cell table:style-name="Table1.A4" office:value-type="string">
            <text:p text:style-name="P44"><text:text-input text:description="&lt;line['taper_3']&gt;">taper_3</text:text-input></text:p>
          </table:table-cell>
          <table:table-cell table:style-name="Table1.A4" office:value-type="string">
            <text:p text:style-name="P45"><text:text-input text:description="&lt;line['parallel_4']&gt;">parallel_4</text:text-input></text:p>
          </table:table-cell>
          <table:table-cell table:style-name="Table1.A4" office:value-type="string">
            <text:p text:style-name="P46"><text:text-input text:description="&lt;line['taper_4']&gt;">taper_4</text:text-input></text:p>
          </table:table-cell>
          <table:table-cell table:style-name="Table1.A4" office:value-type="string">
            <text:p text:style-name="P47"><text:text-input text:description="&lt;line['parallel_5']&gt;">parallel_5</text:text-input></text:p>
          </table:table-cell>
          <table:table-cell table:style-name="Table1.A4" office:value-type="string">
            <text:p text:style-name="P48"><text:text-input text:description="&lt;line['taper_5']&gt;">taper_5</text:text-input></text:p>
          </table:table-cell>
          <table:table-cell table:style-name="Table1.A4" office:value-type="string">
            <text:p text:style-name="P49"><text:text-input text:description="&lt;line['parallel_6']&gt;">parallel_6</text:text-input></text:p>
          </table:table-cell>
          <table:table-cell table:style-name="Table1.A4" office:value-type="string">
            <text:p text:style-name="P49"><text:text-input text:description="&lt;line['taper_6']&gt;">taper_6</text:text-input></text:p>
          </table:table-cell>
          <table:table-cell table:style-name="Table1.A4" office:value-type="string">
            <text:p text:style-name="P49"><text:text-input text:description="&lt;line['parallel_7']&gt;">parallel_7</text:text-input></text:p>
          </table:table-cell>
          <table:table-cell table:style-name="Table1.A4" office:value-type="string">
            <text:p text:style-name="P50"><text:text-input text:description="&lt;line['taper_7']&gt;">taper_7</text:text-input></text:p>
          </table:table-cell>
          <table:table-cell table:style-name="Table1.A4" office:value-type="string">
            <text:p text:style-name="P51"><text:text-input text:description="&lt;line['parallel_8']&gt;">parallel_8</text:text-input></text:p>
          </table:table-cell>
          <table:table-cell table:style-name="Table1.P4" office:value-type="string">
            <text:p text:style-name="P52"><text:text-input text:description="&lt;line['taper_8']&gt;">taper_8</text:text-input></text:p>
          </table:table-cell>
        </table:table-row>
        <table:table-row table:style-name="Table1.12">
          <table:table-cell table:style-name="Table1.A1" table:number-columns-spanned="17" office:value-type="string"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17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5"/>
      <text:p text:style-name="P5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column table:style-name="Table3.G"/>
        <table:table-column table:style-name="Table3.F"/>
        <table:table-column table:style-name="Table3.G"/>
        <table:table-column table:style-name="Table3.F"/>
        <table:table-column table:style-name="Table3.K"/>
        <table:table-column table:style-name="Table3.D"/>
        <table:table-column table:style-name="Table3.M"/>
        <table:table-column table:style-name="Table3.N"/>
        <table:table-column table:style-name="Table3.B"/>
        <table:table-column table:style-name="Table3.G"/>
        <table:table-column table:style-name="Table3.Q"/>
        <table:table-row>
          <table:table-cell table:style-name="Table3.A1" table:number-columns-spanned="17" office:value-type="string">
            <text:p text:style-name="P54"><text:span text:style-name="T5">Group Wise Summary</text:span><text:span text:style-name="T6"> </text:span><text:span text:style-name="T7">from</text:span><text:span text:style-name="T5"> <text:s/></text:span><text:span text:style-name="T5"><text:text-input text:description="&lt;formatLang(o.date_start,date = True) &gt;">period</text:text-input></text:span><text:span text:style-name="T5"> to </text:span><text:span text:style-name="T5"><text:text-input text:description="&lt;formatLang(o.date_stop,date = True) &gt;">period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17" office:value-type="string">
            <text:p text:style-name="P8"><text:text-input text:description="&lt;for each=&quot;line in get_move_lines(o,'group')&quot;&gt;">for loop manufacturing summary star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7" office:value-type="string">
            <text:p text:style-name="P28"><text:text-input text:description="&lt;if test=&quot;line['title_1']&quot;&gt;">if tit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rows-spanned="2" office:value-type="string">
            <text:p text:style-name="P5">Group</text:p>
          </table:table-cell>
          <table:table-cell table:style-name="Table3.A4" table:number-columns-spanned="2" office:value-type="string">
            <text:p text:style-name="P29"><text:text-input text:description="&lt;line['title_1']&gt;">title_1</text:text-input></text:p>
          </table:table-cell>
          <table:covered-table-cell/>
          <table:table-cell table:style-name="Table3.A4" table:number-columns-spanned="2" office:value-type="string">
            <text:p text:style-name="P30"><text:text-input text:description="&lt;line['title_2']&gt;">title_2</text:text-input></text:p>
          </table:table-cell>
          <table:covered-table-cell/>
          <table:table-cell table:style-name="Table3.A4" table:number-columns-spanned="2" office:value-type="string">
            <text:p text:style-name="P31"><text:text-input text:description="&lt;line['title_3']&gt;">title_3</text:text-input></text:p>
          </table:table-cell>
          <table:covered-table-cell/>
          <table:table-cell table:style-name="Table3.A4" table:number-columns-spanned="2" office:value-type="string">
            <text:p text:style-name="P32"><text:text-input text:description="&lt;line['title_4']&gt;">title_4</text:text-input></text:p>
          </table:table-cell>
          <table:covered-table-cell/>
          <table:table-cell table:style-name="Table3.A4" table:number-columns-spanned="2" office:value-type="string">
            <text:p text:style-name="P33"><text:text-input text:description="&lt;line['title_5']&gt;">title_5</text:text-input></text:p>
          </table:table-cell>
          <table:covered-table-cell/>
          <table:table-cell table:style-name="Table3.A4" table:number-columns-spanned="2" office:value-type="string">
            <text:p text:style-name="P34"><text:text-input text:description="&lt;line['title_6']&gt;">title_6</text:text-input></text:p>
          </table:table-cell>
          <table:covered-table-cell/>
          <table:table-cell table:style-name="Table3.A4" table:number-columns-spanned="2" office:value-type="string">
            <text:p text:style-name="P34"><text:text-input text:description="&lt;line['title_7']&gt;">title_7</text:text-input></text:p>
          </table:table-cell>
          <table:covered-table-cell/>
          <table:table-cell table:style-name="Table3.P4" table:number-columns-spanned="2" office:value-type="string">
            <text:p text:style-name="P34"><text:text-input text:description="&lt;line['title_8']&gt;">title_8</text:text-input></text:p>
          </table:table-cell>
          <table:covered-table-cell/>
        </table:table-row>
        <table:table-row>
          <table:covered-table-cell/>
          <table:table-cell table:style-name="Table3.A4" office:value-type="string">
            <text:p text:style-name="P35"><text:text-input text:description="&lt;'Parallel' if line['title_1'] else ''&gt;">paralle1</text:text-input></text:p>
          </table:table-cell>
          <table:table-cell table:style-name="Table3.A4" office:value-type="string">
            <text:p text:style-name="P36"><text:text-input text:description="&lt;'Taper' if line['title_1'] else ''&gt;">tiaper_1</text:text-input></text:p>
          </table:table-cell>
          <table:table-cell table:style-name="Table3.A4" office:value-type="string">
            <text:p text:style-name="P37"><text:text-input text:description="&lt;'Parallel' if line['title_2'] else ''&gt;">parallel_2</text:text-input></text:p>
          </table:table-cell>
          <table:table-cell table:style-name="Table3.A4" office:value-type="string">
            <text:p text:style-name="P38"><text:text-input text:description="&lt;'Taper' if line['title_2'] else ''&gt;">tiaper_2</text:text-input></text:p>
          </table:table-cell>
          <table:table-cell table:style-name="Table3.A4" office:value-type="string">
            <text:p text:style-name="P37"><text:text-input text:description="&lt;'Parallel' if line['title_3'] else ''&gt;">parallel_3</text:text-input></text:p>
          </table:table-cell>
          <table:table-cell table:style-name="Table3.A4" office:value-type="string">
            <text:p text:style-name="P38"><text:text-input text:description="&lt;'Taper' if line['title_3'] else ''&gt;">tiaper_3</text:text-input></text:p>
          </table:table-cell>
          <table:table-cell table:style-name="Table3.A4" office:value-type="string">
            <text:p text:style-name="P37"><text:text-input text:description="&lt;'Parallel' if line['title_4'] else ''&gt;">parallel_4</text:text-input></text:p>
          </table:table-cell>
          <table:table-cell table:style-name="Table3.A4" office:value-type="string">
            <text:p text:style-name="P38"><text:text-input text:description="&lt;'Taper' if line['title_4'] else ''&gt;">tiaper_4</text:text-input></text:p>
          </table:table-cell>
          <table:table-cell table:style-name="Table3.A4" office:value-type="string">
            <text:p text:style-name="P37"><text:text-input text:description="&lt;'Parallel' if line['title_5'] else ''&gt;">parallel_5</text:text-input></text:p>
          </table:table-cell>
          <table:table-cell table:style-name="Table3.A4" office:value-type="string">
            <text:p text:style-name="P38"><text:text-input text:description="&lt;'Taper' if line['title_5'] else ''&gt;">tiaper_5</text:text-input></text:p>
          </table:table-cell>
          <table:table-cell table:style-name="Table3.A4" office:value-type="string">
            <text:p text:style-name="P37"><text:text-input text:description="&lt;'Parallel' if line['title_6'] else ''&gt;">parallel_6</text:text-input></text:p>
          </table:table-cell>
          <table:table-cell table:style-name="Table3.A4" office:value-type="string">
            <text:p text:style-name="P38"><text:text-input text:description="&lt;'Taper' if line['title_6'] else ''&gt;">tiaper_6</text:text-input></text:p>
          </table:table-cell>
          <table:table-cell table:style-name="Table3.A4" office:value-type="string">
            <text:p text:style-name="P37"><text:text-input text:description="&lt;'Parallel' if line['title_7'] else ''&gt;">parallel_7</text:text-input></text:p>
          </table:table-cell>
          <table:table-cell table:style-name="Table3.A4" office:value-type="string">
            <text:p text:style-name="P38"><text:text-input text:description="&lt;'Taper' if line['title_7'] else ''&gt;">tiaper_7</text:text-input></text:p>
          </table:table-cell>
          <table:table-cell table:style-name="Table3.A4" office:value-type="string">
            <text:p text:style-name="P39"><text:text-input text:description="&lt;'Parallel' if line['title_8'] else ''&gt;">paralel_8</text:text-input></text:p>
          </table:table-cell>
          <table:table-cell table:style-name="Table3.P4" office:value-type="string">
            <text:p text:style-name="P40"><text:text-input text:description="&lt;'Taper' if line['title_8'] else ''&gt;">tiaper_8</text:text-input></text:p>
          </table:table-cell>
        </table:table-row>
        <table:table-row>
          <table:table-cell table:style-name="Table3.A6" table:number-columns-spanned="17" office:value-type="string">
            <text:p text:style-name="P1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17" office:value-type="string">
            <text:p text:style-name="P59"><text:text-input text:description="&lt;if test=&quot;line['group']!='total'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26"><text:text-input text:description="&lt;line['group']&gt;">group</text:text-input></text:p>
          </table:table-cell>
          <table:table-cell table:style-name="Table3.A8" office:value-type="string">
            <text:p text:style-name="P9"><text:text-input text:description="&lt;line['parallel_1']&gt;">paralel_1</text:text-input></text:p>
          </table:table-cell>
          <table:table-cell table:style-name="Table3.A8" office:value-type="string">
            <text:p text:style-name="P9"><text:text-input text:description="&lt;line['taper_1']&gt;">taper_1</text:text-input></text:p>
          </table:table-cell>
          <table:table-cell table:style-name="Table3.A8" office:value-type="string">
            <text:p text:style-name="P16"><text:text-input text:description="&lt;line['parallel_2']&gt;">parallel_2</text:text-input></text:p>
          </table:table-cell>
          <table:table-cell table:style-name="Table3.A8" office:value-type="string">
            <text:p text:style-name="P16"><text:text-input text:description="&lt;line['taper_2']&gt;">taper_2</text:text-input></text:p>
          </table:table-cell>
          <table:table-cell table:style-name="Table3.A8" office:value-type="string">
            <text:p text:style-name="P17"><text:text-input text:description="&lt;line['parallel_3']&gt;">parallel_3</text:text-input></text:p>
          </table:table-cell>
          <table:table-cell table:style-name="Table3.A8" office:value-type="string">
            <text:p text:style-name="P17"><text:text-input text:description="&lt;line['taper_3']&gt;">taper_3</text:text-input></text:p>
          </table:table-cell>
          <table:table-cell table:style-name="Table3.A8" office:value-type="string">
            <text:p text:style-name="P18"><text:text-input text:description="&lt;line['parallel_4']&gt;">parallel_4</text:text-input></text:p>
          </table:table-cell>
          <table:table-cell table:style-name="Table3.A8" office:value-type="string">
            <text:p text:style-name="P19"><text:text-input text:description="&lt;line['taper_4']&gt;">taper_4</text:text-input></text:p>
          </table:table-cell>
          <table:table-cell table:style-name="Table3.A8" office:value-type="string">
            <text:p text:style-name="P20"><text:text-input text:description="&lt;line['parallel_5']&gt;">parallel_5</text:text-input></text:p>
          </table:table-cell>
          <table:table-cell table:style-name="Table3.A8" office:value-type="string">
            <text:p text:style-name="P21"><text:text-input text:description="&lt;line['taper_5']&gt;">taper_5</text:text-input></text:p>
          </table:table-cell>
          <table:table-cell table:style-name="Table3.A8" office:value-type="string">
            <text:p text:style-name="P22"><text:text-input text:description="&lt;line['parallel_6']&gt;">parallel_6</text:text-input></text:p>
          </table:table-cell>
          <table:table-cell table:style-name="Table3.A8" office:value-type="string">
            <text:p text:style-name="P22"><text:text-input text:description="&lt;line['taper_6']&gt;">taper_6</text:text-input></text:p>
          </table:table-cell>
          <table:table-cell table:style-name="Table3.A8" office:value-type="string">
            <text:p text:style-name="P22"><text:text-input text:description="&lt;line['parallel_7']&gt;">parallel_7</text:text-input></text:p>
          </table:table-cell>
          <table:table-cell table:style-name="Table3.A8" office:value-type="string">
            <text:p text:style-name="P23"><text:text-input text:description="&lt;line['taper_7']&gt;">taper_7</text:text-input></text:p>
          </table:table-cell>
          <table:table-cell table:style-name="Table3.A8" office:value-type="string">
            <text:p text:style-name="P24"><text:text-input text:description="&lt;line['parallel_8']&gt;">parallel_8</text:text-input></text:p>
          </table:table-cell>
          <table:table-cell table:style-name="Table3.Q8" office:value-type="string">
            <text:p text:style-name="P25"><text:text-input text:description="&lt;line['taper_8']&gt;">taper_8</text:text-input></text:p>
          </table:table-cell>
        </table:table-row>
        <table:table-row>
          <table:table-cell table:style-name="Table3.A2" table:number-columns-spanned="17" office:value-type="string">
            <text:p text:style-name="P1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17" office:value-type="string">
            <text:p text:style-name="P60"><text:text-input text:description="&lt;if test=&quot;line['group']=='total'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53">Total</text:p>
          </table:table-cell>
          <table:table-cell table:style-name="Table3.A8" office:value-type="string">
            <text:p text:style-name="P42"><text:text-input text:description="&lt;line['parallel_1']&gt;">paralel1</text:text-input></text:p>
          </table:table-cell>
          <table:table-cell table:style-name="Table3.A8" office:value-type="string">
            <text:p text:style-name="P42"><text:text-input text:description="&lt;line['taper_1']&gt;">taper_1</text:text-input></text:p>
          </table:table-cell>
          <table:table-cell table:style-name="Table3.A8" office:value-type="string">
            <text:p text:style-name="P43"><text:text-input text:description="&lt;line['parallel_2']&gt;">parallel_2</text:text-input></text:p>
          </table:table-cell>
          <table:table-cell table:style-name="Table3.A8" office:value-type="string">
            <text:p text:style-name="P43"><text:text-input text:description="&lt;line['taper_2']&gt;">taper_2</text:text-input></text:p>
          </table:table-cell>
          <table:table-cell table:style-name="Table3.A8" office:value-type="string">
            <text:p text:style-name="P44"><text:text-input text:description="&lt;line['parallel_3']&gt;">parallel_3</text:text-input></text:p>
          </table:table-cell>
          <table:table-cell table:style-name="Table3.A8" office:value-type="string">
            <text:p text:style-name="P44"><text:text-input text:description="&lt;line['taper_3']&gt;">taper_3</text:text-input></text:p>
          </table:table-cell>
          <table:table-cell table:style-name="Table3.A8" office:value-type="string">
            <text:p text:style-name="P45"><text:text-input text:description="&lt;line['parallel_4']&gt;">parallel_4</text:text-input></text:p>
          </table:table-cell>
          <table:table-cell table:style-name="Table3.A8" office:value-type="string">
            <text:p text:style-name="P46"><text:text-input text:description="&lt;line['taper_4']&gt;">taper_4</text:text-input></text:p>
          </table:table-cell>
          <table:table-cell table:style-name="Table3.A8" office:value-type="string">
            <text:p text:style-name="P47"><text:text-input text:description="&lt;line['parallel_5']&gt;">parallel_5</text:text-input></text:p>
          </table:table-cell>
          <table:table-cell table:style-name="Table3.A8" office:value-type="string">
            <text:p text:style-name="P48"><text:text-input text:description="&lt;line['taper_5']&gt;">taper_5</text:text-input></text:p>
          </table:table-cell>
          <table:table-cell table:style-name="Table3.A8" office:value-type="string">
            <text:p text:style-name="P49"><text:text-input text:description="&lt;line['parallel_6']&gt;">parallel_6</text:text-input></text:p>
          </table:table-cell>
          <table:table-cell table:style-name="Table3.A8" office:value-type="string">
            <text:p text:style-name="P49"><text:text-input text:description="&lt;line['taper_6']&gt;">taper_6</text:text-input></text:p>
          </table:table-cell>
          <table:table-cell table:style-name="Table3.A8" office:value-type="string">
            <text:p text:style-name="P49"><text:text-input text:description="&lt;line['parallel_7']&gt;">parallel_7</text:text-input></text:p>
          </table:table-cell>
          <table:table-cell table:style-name="Table3.A8" office:value-type="string">
            <text:p text:style-name="P50"><text:text-input text:description="&lt;line['taper_7']&gt;">taper_7</text:text-input></text:p>
          </table:table-cell>
          <table:table-cell table:style-name="Table3.A8" office:value-type="string">
            <text:p text:style-name="P51"><text:text-input text:description="&lt;line['parallel_8']&gt;">parallel8</text:text-input></text:p>
          </table:table-cell>
          <table:table-cell table:style-name="Table3.Q8" office:value-type="string">
            <text:p text:style-name="P52"><text:text-input text:description="&lt;line['taper_8']&gt;">taper_8</text:text-input></text:p>
          </table:table-cell>
        </table:table-row>
        <table:table-row>
          <table:table-cell table:style-name="Table3.A12" table:number-columns-spanned="17" office:value-type="string">
            <text:p text:style-name="P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3" table:number-columns-spanned="17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6.696cm" table:align="left"/>
    </style:style>
    <style:style style:name="Table2.A" style:family="table-column">
      <style:table-column-properties style:column-width="26.696cm"/>
    </style:style>
    <style:style style:name="Table2.1" style:family="table-row">
      <style:table-row-properties style:row-height="0.609cm"/>
    </style:style>
    <style:style style:name="Table2.A1" style:family="table-cell">
      <style:table-cell-properties style:vertical-align="middle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c3366" officeooo:paragraph-rsid="012428e9" style:font-size-asian="11pt" style:font-weight-asian="bold" style:font-size-complex="11pt" style:font-weight-complex="bold"/>
    </style:style>
    <style:style style:name="MP3" style:family="paragraph" style:parent-style-name="Table_20_Contents" style:list-style-name="">
      <style:paragraph-properties fo:text-align="end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0a202d1"/>
    </style:style>
    <style:style style:name="MT2" style:family="text">
      <style:text-properties officeooo:rsid="00728cb1"/>
    </style:style>
    <style:style style:name="MT3" style:family="text">
      <style:text-properties officeooo:rsid="007683fc"/>
    </style:style>
    <style:style style:name="MT4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e68346" style:font-size-asian="8pt" style:font-style-asian="normal" style:font-weight-asian="bold" style:font-size-complex="8pt" style:font-weight-complex="bold" style:text-emphasize="none"/>
    </style:style>
    <style:page-layout style:name="Mpm1">
      <style:page-layout-properties fo:page-width="29.7cm" fo:page-height="21.001cm" style:num-format="1" style:print-orientation="landscape" fo:margin-top="0.76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MNAUFACURING SUMMARY </text:span>FR<text:span text:style-name="MT2">OM </text:span><text:s/><text:text-input text:description="&lt;formatLang(o.date_start,date = True) &gt;">period</text:text-input> <text:span text:style-name="MT3">TO</text:span> <text:text-input text:description="&lt;formatLang(o.date_stop,date = True) &gt;">period</text:text-input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3" text:outline-level="2"><text:span text:style-name="Source_20_Text"><text:span text:style-name="MT4">Page </text:span></text:span><text:span text:style-name="Source_20_Text"><text:span text:style-name="MT4"><text:page-number text:select-page="current">1</text:page-number></text:span></text:span><text:span text:style-name="Source_20_Text"><text:span text:style-name="MT4"> of </text:span></text:span><text:span text:style-name="Source_20_Text"><text:span text:style-name="MT4"><text:page-count>1</text:page-count></text:span></text:span></text:h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5-03-04T19:47:50.248498394</dc:date>
    <meta:editing-duration>P1DT4H7S</meta:editing-duration>
    <meta:editing-cycles>385</meta:editing-cycles>
    <meta:generator>LibreOffice/4.2.3.3$Linux_x86 LibreOffice_project/420m0$Build-3</meta:generator>
    <meta:document-statistic meta:table-count="3" meta:image-count="0" meta:object-count="0" meta:page-count="1" meta:paragraph-count="139" meta:word-count="455" meta:character-count="1565" meta:non-whitespace-character-count="1517"/>
  </office:meta>
</office:document-meta>
</file>